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4.7pt" svg:y="15.02pt">
            <loext:p draw:notify-on-update-of-ranges="Sheet1.A1:Sheet1.A18 Sheet1.B1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4pt" svg:x="176.49pt" svg:y="309.77pt">
            <loext:p draw:notify-on-update-of-ranges="Sheet1.A25:Sheet1.A45 Sheet1.B25:Sheet1.B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84" calcext:value-type="float">
            <text:p>0.04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Zoom de 14 601x6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955" calcext:value-type="float">
            <text:p>0.029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18" calcext:value-type="float">
            <text:p>0.0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0" loext:min-decimal-places="0" number:min-integer-digits="6"/>
    </number:number-style>
    <number:number-style style:name="N125">
      <number:number number:decimal-places="6" loext:min-decimal-places="6" number:min-integer-digits="0"/>
    </number:number-style>
    <number:number-style style:name="N126">
      <number:number number:decimal-places="10" loext:min-decimal-places="1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8:21:36.769656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9:34:01.173766330</meta:creation-date>
    <dc:date>2018-01-18T09:50:17.809173208</dc:date>
    <meta:editing-duration>PT1H10M17S</meta:editing-duration>
    <meta:editing-cycles>10</meta:editing-cycles>
    <meta:generator>LibreOffice/5.1.6.2$Linux_X86_64 LibreOffice_project/10m0$Build-2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0" loext:min-decimal-places="1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2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1:Sheet1.B18" svg:x="0.32cm" svg:y="0.18cm" svg:width="10.497cm" svg:height="8.64cm">
          <chartooo:coordinate-region svg:x="1.232cm" svg:y="0.379cm" svg:width="9.3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8" chart:class="chart:scatter">
            <chart:domain table:cell-range-address="Sheet1.A1:Sheet1.A18"/>
            <chart:regression-curve chart:style-name="ch7">
              <chart:equation chart:display-equation="true" chart:display-r-square="false" svg:x="2.006cm" svg:y="0.554cm"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</svg:desc>
                </draw:g>
              </table:table-cell>
              <table:table-cell office:value-type="float" office:value="0.0517">
                <text:p>0.0517</text:p>
                <draw:g>
                  <svg:desc>Sheet1.B1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0.0134">
                <text:p>0.0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23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scatter" chart:style-name="ch1">
        <chart:legend chart:legend-position="end" svg:x="11.148cm" svg:y="3.956cm" style:legend-expansion="high" chart:style-name="ch2"/>
        <chart:plot-area chart:style-name="ch3" table:cell-range-address="Sheet1.A25:Sheet1.B45" svg:x="0.32cm" svg:y="0.18cm" svg:width="10.508cm" svg:height="8.649cm">
          <chartooo:coordinate-region svg:x="1.232cm" svg:y="0.379cm" svg:width="9.409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45" chart:class="chart:scatter">
            <chart:domain table:cell-range-address="Sheet1.A25:Sheet1.A45"/>
            <chart:regression-curve chart:style-name="ch7">
              <chart:equation chart:display-equation="true" chart:display-r-square="true" svg:x="4.646cm" svg:y="0.653cm" chart:style-name="ch8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5:Sheet1.A45</svg:desc>
                </draw:g>
              </table:table-cell>
              <table:table-cell office:value-type="float" office:value="0.0515">
                <text:p>0.0515</text:p>
                <draw:g>
                  <svg:desc>Sheet1.B25:Sheet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0.02955">
                <text:p>0.02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